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c1ad" officeooo:paragraph-rsid="0007c1ad"/>
    </style:style>
    <style:style style:name="P2" style:family="paragraph" style:parent-style-name="Standard">
      <style:text-properties officeooo:rsid="0008a450" officeooo:paragraph-rsid="0008a45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486b" style:font-weight-asian="normal" style:font-weight-complex="normal"/>
    </style:style>
    <style:style style:name="T3" style:family="text">
      <style:text-properties fo:font-weight="normal" officeooo:rsid="000b00bb" style:font-weight-asian="normal" style:font-weight-complex="normal"/>
    </style:style>
    <style:style style:name="T4" style:family="text">
      <style:text-properties fo:font-weight="normal" officeooo:rsid="000b70f6" style:font-weight-asian="normal" style:font-weight-complex="normal"/>
    </style:style>
    <style:style style:name="T5" style:family="text">
      <style:text-properties fo:font-weight="bold" officeooo:rsid="000a486b" style:font-weight-asian="bold" style:font-weight-complex="bold"/>
    </style:style>
    <style:style style:name="T6" style:family="text">
      <style:text-properties fo:font-weight="bold" officeooo:rsid="000b00bb" style:font-weight-asian="bold" style:font-weight-complex="bold"/>
    </style:style>
    <style:style style:name="T7" style:family="text">
      <style:text-properties fo:font-weight="bold" officeooo:rsid="000b70f6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08/18</text:p>
      <text:p text:style-name="P1"/>
      <text:p text:style-name="P2"><text:span text:style-name="T8">-</text:span><text:span text:style-name="T9"> root</text:span><text:span text:style-name="T8"> – top of the tree</text:span></text:p>
      <text:p text:style-name="P1">- <text:span text:style-name="T5">child –</text:span><text:span text:style-name="T2"> node that has a parent</text:span></text:p>
      <text:p text:style-name="P1"><text:span text:style-name="T2">- </text:span><text:span text:style-name="T5">internal node –</text:span><text:span text:style-name="T2"> has at least one child</text:span></text:p>
      <text:p text:style-name="P1"><text:span text:style-name="T2">- </text:span><text:span text:style-name="T5">leaf node</text:span><text:span text:style-name="T2"> – has no children</text:span></text:p>
      <text:p text:style-name="P1">- <text:span text:style-name="T5">edge</text:span><text:span text:style-name="T2"> – connects 2 nodes</text:span></text:p>
      <text:p text:style-name="P1"><text:span text:style-name="T2">- </text:span><text:span text:style-name="T6">path –</text:span><text:span text:style-name="T3"> a series of edfes that ocnnect two bodies</text:span></text:p>
      <text:p text:style-name="P1"><text:span text:style-name="T3">- </text:span><text:span text:style-name="T6">length </text:span><text:span text:style-name="T3"><text:s/>- number of edges <text:s/>in a given path</text:span></text:p>
      <text:p text:style-name="P1"><text:span text:style-name="T3">- </text:span><text:span text:style-name="T6">depth –</text:span><text:span text:style-name="T3"> starting at 0 the number of levels above a node is</text:span></text:p>
      <text:p text:style-name="P1"><text:span text:style-name="T3">- </text:span><text:span text:style-name="T6">height</text:span><text:span text:style-name="T3"> – number of levels below a node</text:span></text:p>
      <text:p text:style-name="P1"><text:span text:style-name="T3">- </text:span><text:span text:style-name="T6">subtree</text:span><text:span text:style-name="T3"> – a tee w/in a tree</text:span></text:p>
      <text:p text:style-name="P1"><text:span text:style-name="T3">- </text:span><text:span text:style-name="T7">binary tree –</text:span><text:span text:style-name="T4"> tees whose nodes have @ most 2 nodes</text:span></text:p>
      <text:p text:style-name="P1"><text:span text:style-name="T4"/></text:p>
      <text:p text:style-name="P1"><text:span text:style-name="T2"/></text:p>
      <text:p text:style-name="P1"><text:span text:style-name="T2">- </text:span><text:span text:style-name="T3">almost never do you neeed a pointer to a parent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9:02:57.338353692</meta:creation-date>
    <dc:date>2018-02-08T09:14:34.107963799</dc:date>
    <meta:editing-duration>PT11M35S</meta:editing-duration>
    <meta:editing-cycles>6</meta:editing-cycles>
    <meta:generator>LibreOffice/5.4.4.2$Linux_X86_64 LibreOffice_project/40m0$Build-2</meta:generator>
    <meta:document-statistic meta:table-count="0" meta:image-count="0" meta:object-count="0" meta:page-count="1" meta:paragraph-count="13" meta:word-count="103" meta:character-count="482" meta:non-whitespace-character-count="380"/>
  </office:meta>
</office:document-meta>
</file>